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ffff99" draw:textarea-vertical-align="middle"/>
    </style:style>
    <style:style style:name="gr3" style:family="graphic" style:parent-style-name="standard">
      <style:graphic-properties draw:fill-color="#ff99f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47cm"/>
    </style:style>
    <style:style style:name="gr5" style:family="graphic" style:parent-style-name="standard">
      <style:graphic-properties draw:fill-color="#ffff99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2.702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782cm"/>
    </style:style>
    <style:style style:name="gr11" style:family="graphic" style:parent-style-name="standard">
      <style:graphic-properties draw:stroke="none" svg:stroke-color="#000000" draw:fill="none" draw:fill-color="#ffffff" fo:min-height="1.401cm"/>
    </style:style>
    <style:style style:name="gr12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end"/>
      <style:text-properties fo:font-size="14pt" style:font-size-asian="14pt" style:font-size-complex="14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621cm" svg:height="17.399cm" svg:x="2.934cm" svg:y="5.318cm">
          <text:p/>
        </draw:rect>
        <draw:rect draw:style-name="gr2" draw:text-style-name="P1" draw:layer="layout" svg:width="11.049cm" svg:height="8.89cm" svg:x="5.191cm" svg:y="12.811cm">
          <text:p/>
        </draw:rect>
        <draw:rect draw:style-name="gr3" draw:text-style-name="P2" draw:layer="layout" svg:width="2.159cm" svg:height="2.667cm" svg:x="6.207cm" svg:y="15.097cm">
          <text:p text:style-name="P1"><text:span text:style-name="T1">Address</text:span></text:p>
          <text:p text:style-name="P1"><text:span text:style-name="T1">Decoder</text:span></text:p>
        </draw:rect>
        <draw:rect draw:style-name="gr3" draw:text-style-name="P2" draw:layer="layout" svg:width="2.921cm" svg:height="4.318cm" svg:x="9.382cm" svg:y="16.875cm">
          <text:p text:style-name="P1"><text:span text:style-name="T1">Register</text:span></text:p>
          <text:p text:style-name="P1"><text:span text:style-name="T1">Array</text:span></text:p>
        </draw:rect>
        <draw:frame draw:style-name="gr4" draw:text-style-name="P4" draw:layer="layout" svg:width="6.223cm" svg:height="1.397cm" svg:x="7.858cm" svg:y="13.192cm">
          <draw:text-box>
            <text:p text:style-name="P3"><text:span text:style-name="T2">Memory</text:span></text:p>
          </draw:text-box>
        </draw:frame>
        <draw:rect draw:style-name="gr5" draw:text-style-name="P2" draw:layer="layout" svg:width="4.064cm" svg:height="2.413cm" svg:x="12.938cm" svg:y="7.096cm">
          <text:p text:style-name="P1"><text:span text:style-name="T1">Memory Data</text:span></text:p>
          <text:p text:style-name="P1"><text:span text:style-name="T1">Register</text:span></text:p>
        </draw:rect>
        <draw:rect draw:style-name="gr5" draw:text-style-name="P2" draw:layer="layout" svg:width="4.064cm" svg:height="2.413cm" svg:x="4.556cm" svg:y="7.096cm">
          <text:p text:style-name="P1"><text:span text:style-name="T1">Memory Address</text:span></text:p>
          <text:p text:style-name="P1"><text:span text:style-name="T1">Register</text:span></text:p>
        </draw:rect>
        <draw:line draw:style-name="gr6" draw:text-style-name="P1" draw:layer="layout" svg:x1="1cm" svg:y1="2.905cm" svg:x2="20.59cm" svg:y2="2.905cm">
          <text:p/>
        </draw:line>
        <draw:line draw:style-name="gr6" draw:text-style-name="P1" draw:layer="layout" svg:x1="20.59cm" svg:y1="2.905cm" svg:x2="1cm" svg:y2="2.905cm">
          <text:p/>
        </draw:line>
        <draw:frame draw:style-name="gr7" draw:layer="layout" svg:width="5.334cm" svg:height="0.963cm" svg:x="9.382cm" svg:y="3.159cm">
          <draw:text-box>
            <text:p>Data Bus</text:p>
          </draw:text-box>
        </draw:frame>
        <draw:line draw:style-name="gr6" draw:text-style-name="P1" draw:layer="layout" svg:x1="6.08cm" svg:y1="4.302cm" svg:x2="6.08cm" svg:y2="7.096cm">
          <text:p/>
        </draw:line>
        <draw:line draw:style-name="gr6" draw:text-style-name="P1" draw:layer="layout" svg:x1="15.605cm" svg:y1="2.905cm" svg:x2="15.605cm" svg:y2="7.096cm">
          <text:p/>
        </draw:line>
        <draw:line draw:style-name="gr6" draw:text-style-name="P1" draw:layer="layout" svg:x1="15.605cm" svg:y1="6.969cm" svg:x2="15.605cm" svg:y2="2.905cm">
          <text:p/>
        </draw:line>
        <draw:line draw:style-name="gr6" draw:text-style-name="P1" draw:layer="layout" svg:x1="15.351cm" svg:y1="18.399cm" svg:x2="12.43cm" svg:y2="18.399cm">
          <text:p/>
        </draw:line>
        <draw:line draw:style-name="gr6" draw:text-style-name="P1" draw:layer="layout" svg:x1="15.351cm" svg:y1="18.399cm" svg:x2="15.351cm" svg:y2="9.509cm">
          <text:p/>
        </draw:line>
        <draw:frame draw:style-name="gr8" draw:text-style-name="P5" draw:layer="layout" svg:width="3.563cm" svg:height="2.952cm" svg:x="15.224cm" svg:y="10.398cm">
          <draw:text-box>
            <text:p text:style-name="P5"><text:span text:style-name="T1">Memory</text:span></text:p>
            <text:p text:style-name="P5"><text:span text:style-name="T1">Data Bus</text:span></text:p>
          </draw:text-box>
        </draw:frame>
        <draw:line draw:style-name="gr6" draw:text-style-name="P1" draw:layer="layout" svg:x1="6.969cm" svg:y1="9.509cm" svg:x2="6.969cm" svg:y2="15.097cm">
          <text:p/>
        </draw:line>
        <draw:line draw:style-name="gr6" draw:text-style-name="P1" draw:layer="layout" svg:x1="7.731cm" svg:y1="19.161cm" svg:x2="9.382cm" svg:y2="19.161cm">
          <text:p/>
        </draw:line>
        <draw:line draw:style-name="gr9" draw:text-style-name="P1" draw:layer="layout" svg:x1="7.731cm" svg:y1="19.161cm" svg:x2="7.731cm" svg:y2="17.764cm">
          <text:p/>
        </draw:line>
        <draw:frame draw:style-name="gr10" draw:text-style-name="P6" draw:layer="layout" svg:width="2.667cm" svg:height="2.032cm" svg:x="4.302cm" svg:y="10.144cm">
          <draw:text-box>
            <text:p text:style-name="P6"><text:span text:style-name="T1">Memory</text:span></text:p>
            <text:p text:style-name="P6"><text:span text:style-name="T1">Address</text:span></text:p>
          </draw:text-box>
        </draw:frame>
        <draw:frame draw:style-name="gr11" draw:text-style-name="P5" draw:layer="layout" svg:width="3.556cm" svg:height="1.651cm" svg:x="6.207cm" svg:y="4.048cm">
          <draw:text-box>
            <text:p text:style-name="P5"><text:span text:style-name="T1">SRAM Address</text:span></text:p>
          </draw:text-box>
        </draw:frame>
        <draw:frame draw:style-name="gr11" draw:text-style-name="P5" draw:layer="layout" svg:width="3.556cm" svg:height="1.651cm" svg:x="15.605cm" svg:y="4.048cm">
          <draw:text-box>
            <text:p text:style-name="P5"><text:span text:style-name="T1">SRAM</text:span></text:p>
            <text:p text:style-name="P5"><text:span text:style-name="T1">Data</text:span></text:p>
          </draw:text-box>
        </draw:frame>
        <draw:frame draw:style-name="gr12" draw:text-style-name="P7" draw:layer="layout" svg:width="4.318cm" svg:height="1.27cm" svg:x="9.509cm" svg:y="5.699cm">
          <draw:text-box>
            <text:p text:style-name="P7"><text:span text:style-name="T3">S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905cm" fo:margin-bottom="3.692cm" fo:margin-left="1cm" fo:margin-right="0.058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Gilman</meta:initial-creator>
    <meta:creation-date>2016-04-20T23:35:20.18</meta:creation-date>
    <dc:date>2016-04-21T00:02:53.48</dc:date>
    <dc:creator>Ian Gilman</dc:creator>
    <meta:editing-duration>PT27M29S</meta:editing-duration>
    <meta:editing-cycles>11</meta:editing-cycles>
    <meta:generator>OpenOffice/4.1.1$Win32 OpenOffice.org_project/411m6$Build-9775</meta:generator>
    <meta:document-statistic meta:object-count="23"/>
  </office:meta>
</office:document-meta>
</file>